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cumentFactory.setDocument( String doc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Factory.setRepository( DocumentRepository reposi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Factory.setBeanFactory( 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Factory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Factory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ExtUrlBeanDefinitionVisitor.resolveStringValue( String str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cumentFactory.setBeanName(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Factory.afterPropertiesSe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DocumentFactory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Factory.postProcessBeanFactory( ConfigurableListableBeanFactory beanFactoryToProces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ocumentFactory.setBundleContext( BundleContext bundle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